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b1dc"/>
    </style:style>
    <style:style style:name="P2" style:family="paragraph" style:parent-style-name="Standard">
      <style:paragraph-properties fo:text-align="start" style:justify-single-word="false"/>
      <style:text-properties officeooo:paragraph-rsid="00229942"/>
    </style:style>
    <style:style style:name="P3" style:family="paragraph" style:parent-style-name="Standard">
      <style:paragraph-properties fo:text-align="start" style:justify-single-word="false"/>
      <style:text-properties officeooo:paragraph-rsid="0024d9d1"/>
    </style:style>
    <style:style style:name="P4" style:family="paragraph" style:parent-style-name="Standard">
      <style:text-properties officeooo:paragraph-rsid="001f89f1"/>
    </style:style>
    <style:style style:name="P5" style:family="paragraph" style:parent-style-name="Standard">
      <style:text-properties officeooo:paragraph-rsid="00249ee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7b1a6" officeooo:paragraph-rsid="0027b1a6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98a1e" officeooo:paragraph-rsid="00298a1e"/>
    </style:style>
    <style:style style:name="P8" style:family="paragraph" style:parent-style-name="Standard">
      <style:text-properties style:text-line-through-style="solid" style:text-line-through-type="single" officeooo:paragraph-rsid="001cb1dc"/>
    </style:style>
    <style:style style:name="P9" style:family="paragraph" style:parent-style-name="Standard">
      <style:text-properties officeooo:rsid="00346c96" officeooo:paragraph-rsid="00346c96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rsid="0030be97" officeooo:paragraph-rsid="00229942" style:font-style-asian="normal" style:font-weight-asian="normal" style:font-weight-complex="normal"/>
    </style:style>
    <style:style style:name="P11" style:family="paragraph" style:parent-style-name="Standard"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paragraph-rsid="001cb1dc" style:font-style-asian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paragraph-rsid="001cb1dc" style:font-style-asian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31f20" loext:opacity="100%" style:text-line-through-style="none" style:text-line-through-type="none" fo:letter-spacing="0.0083in" fo:font-style="normal" style:text-underline-style="none" fo:font-weight="normal" officeooo:rsid="0027b1a6" officeooo:paragraph-rsid="0027b1a6" style:font-style-asian="normal" style:font-weight-asian="normal" style:font-weight-complex="normal"/>
    </style:style>
    <style:style style:name="P14" style:family="paragraph" style:parent-style-name="Standard">
      <style:text-properties style:text-line-through-style="solid" style:text-line-through-type="single" officeooo:paragraph-rsid="001cb1dc"/>
    </style:style>
    <style:style style:name="T1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style:font-style-asian="normal" style:font-weight-asian="normal" style:font-weight-complex="normal"/>
    </style:style>
    <style:style style:name="T2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rsid="00249ee7" style:font-style-asian="normal" style:font-weight-asian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rsid="002ae466" style:font-style-asian="normal" style:font-weight-asian="normal" style:font-weight-complex="normal"/>
    </style:style>
    <style:style style:name="T4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rsid="00321889" style:font-style-asian="normal" style:font-weight-asian="normal" style:font-weight-complex="normal"/>
    </style:style>
    <style:style style:name="T5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officeooo:rsid="00346c96" style:font-style-asian="normal" style:font-weight-asian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fo:letter-spacing="0.0083in" fo:font-style="normal" style:text-underline-style="none" fo:font-weight="normal" style:font-style-asian="normal" style:font-weight-asian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fo:letter-spacing="0.0083in" fo:font-style="normal" style:text-underline-style="none" fo:font-weight="normal" officeooo:rsid="00321889" style:font-style-asian="normal" style:font-weight-asian="normal" style:font-weight-complex="normal"/>
    </style:style>
    <style:style style:name="T8" style:family="text">
      <style:text-properties fo:font-variant="normal" fo:text-transform="none" fo:color="#231f20" loext:opacity="100%" fo:letter-spacing="0.0083in" fo:font-style="normal" fo:font-weight="normal" style:font-style-asian="normal" style:font-weight-asian="normal" style:font-weight-complex="normal"/>
    </style:style>
    <style:style style:name="T9" style:family="text">
      <style:text-properties fo:font-variant="normal" fo:text-transform="none" fo:color="#231f20" loext:opacity="100%" fo:letter-spacing="0.0083in" fo:font-style="normal" fo:font-weight="normal" officeooo:rsid="00229942" style:font-style-asian="normal" style:font-weight-asian="normal" style:font-weight-complex="normal"/>
    </style:style>
    <style:style style:name="T10" style:family="text">
      <style:text-properties fo:font-variant="normal" fo:text-transform="none" fo:color="#231f20" loext:opacity="100%" fo:letter-spacing="0.0083in" fo:font-style="normal" fo:font-weight="normal" officeooo:rsid="00321889" style:font-style-asian="normal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249ee7"/>
    </style:style>
    <style:style style:name="T13" style:family="text">
      <style:text-properties style:text-line-through-style="none" style:text-line-through-type="none" officeooo:rsid="00346c96"/>
    </style:style>
    <style:style style:name="T14" style:family="text">
      <style:text-properties officeooo:rsid="001cb1dc"/>
    </style:style>
    <style:style style:name="T15" style:family="text">
      <style:text-properties officeooo:rsid="001d910c"/>
    </style:style>
    <style:style style:name="T16" style:family="text">
      <style:text-properties officeooo:rsid="001f89f1"/>
    </style:style>
    <style:style style:name="T17" style:family="text">
      <style:text-properties officeooo:rsid="002148b3"/>
    </style:style>
    <style:style style:name="T18" style:family="text">
      <style:text-properties officeooo:rsid="0021c7a0"/>
    </style:style>
    <style:style style:name="T19" style:family="text">
      <style:text-properties officeooo:rsid="00249ee7"/>
    </style:style>
    <style:style style:name="T20" style:family="text">
      <style:text-properties officeooo:rsid="002c9d9b"/>
    </style:style>
    <style:style style:name="T21" style:family="text">
      <style:text-properties officeooo:rsid="002db0c6"/>
    </style:style>
    <style:style style:name="T22" style:family="text">
      <style:text-properties officeooo:rsid="0030be97"/>
    </style:style>
    <style:style style:name="T23" style:family="text">
      <style:text-properties officeooo:rsid="0032551c"/>
    </style:style>
    <style:style style:name="T24" style:family="text">
      <style:text-properties officeooo:rsid="00330d9b"/>
    </style:style>
    <style:style style:name="T25" style:family="text">
      <style:text-properties officeooo:rsid="00346c96"/>
    </style:style>
    <style:style style:name="T26" style:family="text">
      <style:text-properties officeooo:rsid="00365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PPING LIST JAHANGIRNAGAR UNIVERSITY AREA, <text:span text:style-name="T14">MONDAY</text:span> <text:span text:style-name="T14">OCTOBER 4</text:span>, 2021</text:p>
      <text:p text:style-name="P1"/>
      <text:p text:style-name="P1"><text:s/>Apple gala(P)Kg <text:s/>(<text:span text:style-name="T23">1</text:span> kg) <text:s text:c="6"/><text:span text:style-name="T20">225 taka</text:span></text:p>
      <text:p text:style-name="P1">Malta (<text:span text:style-name="T14">1 </text:span>Kg) <text:s text:c="5"/><text:span text:style-name="T20">310 taka</text:span></text:p>
      <text:p text:style-name="P1"/>
      <text:p text:style-name="P1"/>
      <text:p text:style-name="P1">Green Banana (Kacha Kola) <text:span text:style-name="T15">16</text:span> Pcs (per pcs <text:span text:style-name="T23">10</text:span> taka) <text:span text:style-name="T23">160</text:span> TAKA </text:p>
      <text:p text:style-name="P1">Green Papaya <text:span text:style-name="T23">8</text:span> kg * <text:span text:style-name="T23">20</text:span> taka = <text:span text:style-name="T15">1</text:span>6<text:span text:style-name="T15">0</text:span> taka </text:p>
      <text:p text:style-name="P1">Cucumber (Shosha) <text:span text:style-name="T15">3</text:span> kg * <text:span text:style-name="T23">65</text:span> taka= 1<text:span text:style-name="T23">95</text:span> taka</text:p>
      <text:p text:style-name="P1">Mishti Kumra <text:span text:style-name="T23">2 PCS * 80 = 160 taka</text:span></text:p>
      <text:p text:style-name="P1"><text:span text:style-name="T20">g</text:span><text:span text:style-name="T21">ol begun beguni </text:span><text:span text:style-name="T23">1 kg = </text:span><text:span text:style-name="T21">90 tak</text:span><text:span text:style-name="T23">a</text:span></text:p>
      <text:p text:style-name="P4">Lemon Round (Lebu Gol) <text:span text:style-name="T16">20 </text:span>Pcs * <text:span text:style-name="T23">5</text:span><text:span text:style-name="T16"> = </text:span><text:span text:style-name="T23">100</text:span><text:span text:style-name="T16"> Taka </text:span></text:p>
      <text:p text:style-name="P1"/>
      <text:p text:style-name="P1">Broiler Chicken (Without Skin) <text:s/><text:span text:style-name="T21">4.325 kg* 290 <text:s/></text:span><text:span text:style-name="T23">= 821.75 Taka</text:span></text:p>
      <text:p text:style-name="P1">Rui Deshi (1.<text:span text:style-name="T23">5 kg</text:span><text:span text:style-name="T17">) </text:span><text:span text:style-name="T23">1</text:span><text:span text:style-name="T25">2.</text:span><text:span text:style-name="T24">0</text:span><text:span text:style-name="T25">7 kg</text:span><text:span text:style-name="T23"> * </text:span><text:span text:style-name="T21">330 </text:span><text:span text:style-name="T24">3</text:span><text:span text:style-name="T25">983.</text:span><text:span text:style-name="T26">01</text:span><text:span text:style-name="T24"> taka <text:s text:c="2"/></text:span></text:p>
      <text:p text:style-name="P9"/>
      <text:p text:style-name="P1"/>
      <text:p text:style-name="P1">Miniket Rice Loose 1<text:span text:style-name="T18">5</text:span> kg * <text:span text:style-name="T18">57</text:span> = <text:span text:style-name="T18">855</text:span> <text:span text:style-name="T18">T</text:span>aka</text:p>
      <text:p text:style-name="P1"/>
      <text:p text:style-name="P10">king sunfloer 1 litre 275 taka</text:p>
      <text:p text:style-name="P1"/>
      <text:p text:style-name="P1">Radhuni Turmeric Regular <text:s text:c="2"/><text:span text:style-name="T22">200 gm 95 taka</text:span></text:p>
      <text:p text:style-name="P2"><text:span text:style-name="T1">Shwapno Mixed Dal </text:span><text:span text:style-name="T3">4</text:span><text:span text:style-name="T1"> kg * </text:span><text:span text:style-name="T2">125 = </text:span><text:span text:style-name="T1"><text:s text:c="2"/></text:span><text:span text:style-name="T3">500</text:span><text:span text:style-name="T1"> taka </text:span></text:p>
      <text:p text:style-name="P5">Fresh Super Premium Salt <text:span text:style-name="T19">1</text:span> kg <text:s/><text:span text:style-name="T22">32 taka</text:span></text:p>
      <text:p text:style-name="P5">Onion Local Loose <text:span text:style-name="T19">2</text:span> kg *<text:span text:style-name="T19">60 = </text:span><text:s/><text:span text:style-name="T19">120</text:span> taka</text:p>
      <text:p text:style-name="P1"><text:span text:style-name="T11">Ginger (Ada) Local Hybrid </text:span><text:span text:style-name="T12">.</text:span><text:span text:style-name="T13">5</text:span><text:span text:style-name="T11"> kg </text:span><text:span text:style-name="T13">65</text:span><text:span text:style-name="T11"> taka <text:s text:c="2"/></text:span></text:p>
      <text:p text:style-name="P1">Roshun Chinese Loose <text:span text:style-name="T19">1</text:span> kg <text:span text:style-name="T19">130</text:span> taka</text:p>
      <text:p text:style-name="P8"/>
      <text:p text:style-name="P1"/>
      <text:p text:style-name="P1"><text:span text:style-name="T8">AARONG WHITE CURD 500GM (</text:span><text:span text:style-name="T9">2 </text:span><text:span text:style-name="T8">Box) </text:span><text:span text:style-name="T9">180</text:span><text:span text:style-name="T8"> TAKA</text:span></text:p>
      <text:p text:style-name="P1"/>
      <text:p text:style-name="P1"><text:span text:style-name="T1">Dettol Handwash Re-Energize Refill, 170ml <text:s text:c="2"/>[1 ITEM] <text:s/></text:span><text:span text:style-name="T4">65 taka</text:span></text:p>
      <text:p text:style-name="P8"><text:span text:style-name="T8">Nescafe Classic Coffee <text:s/></text:span><text:span text:style-name="T10">50 gm 165 taka</text:span></text:p>
      <text:p text:style-name="P11">Sensodyne Deep Clean Tooth Paste 70g <text:s/>1 ITEM 180 Taka</text:p>
      <text:p text:style-name="P3"><text:span text:style-name="T6">Rin Detargent Powder 1 Kg120 TAKA </text:span><text:span text:style-name="T7">125 taka</text:span></text:p>
      <text:p text:style-name="P1"><text:span text:style-name="T1">Vim Dishwashing Liquid 500ml (Bottle) </text:span><text:span text:style-name="T4">110 taka</text:span></text:p>
      <text:p text:style-name="P11">Vaseline Intensive Care Petroleum Jelly 9ml 4 Pcs *15= 60 Taka</text:p>
      <text:p text:style-name="P1"><text:span text:style-name="T5">rok</text:span><text:span text:style-name="T1"> Scourer Single 1 Pcs </text:span><text:span text:style-name="T4">30 taka</text:span></text:p>
      <text:p text:style-name="P12">Lacys Sandwich Zipbag (50 Bags) <text:s text:c="7"/>295 Taka</text:p>
      <text:p text:style-name="P6"><text:span text:style-name="T1">Dettol Soap With Moisturizers White Skin Bathing Bar 125 Gm </text:span><text:span text:style-name="T4">62 taka</text:span></text:p>
      <text:p text:style-name="P13"/>
      <text:p text:style-name="P7"><text:span text:style-name="T1">Total 9</text:span><text:span text:style-name="T5">548</text:span><text:span text:style-name="T1"> Tak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14:34:36.725000000</dc:date>
    <meta:editing-duration>PT5H11M51S</meta:editing-duration>
    <meta:editing-cycles>1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0" meta:word-count="253" meta:character-count="1300" meta:non-whitespace-character-count="1034"/>
  </office:meta>
</office:document-meta>
</file>